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O AMBROSIO C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0567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18402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O AMBROSIO CE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0567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1840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305675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8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11349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9/2021</text:p>
          </table:table-cell>
          <table:table-cell table:style-name="Tabla2.A4" office:value-type="string">
            <text:p text:style-name="P22">115729</text:p>
          </table:table-cell>
          <table:table-cell table:style-name="Tabla2.D4" office:value-type="string">
            <text:p text:style-name="P23">8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DEBE 66.00 SOLES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9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8:17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